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e9f1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9e9f1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9e9f1"/>
    </style:style>
    <style:style style:name="P4" style:family="paragraph" style:parent-style-name="Standard">
      <style:paragraph-properties fo:text-align="start" style:justify-single-word="false"/>
      <style:text-properties officeooo:paragraph-rsid="0019e9f1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9e9f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9e9f1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9e9f1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9e9f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9e9f1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9e9f1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font-size="11pt" officeooo:paragraph-rsid="0019e9f1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39:13.18700275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4086333</meta:creation-date>
    <meta:editing-duration>PT2M22S</meta:editing-duration>
    <meta:editing-cycles>4</meta:editing-cycles>
    <meta:generator>LibreOffice/4.3.7.2$Linux_X86_64 LibreOffice_project/430$Build-2</meta:generator>
    <dc:date>2016-08-19T13:39:13.087605105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